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9.529cm" fo:min-width="11.311cm"/>
    </style:style>
    <style:style style:name="gr2" style:family="graphic" style:parent-style-name="standard">
      <style:graphic-properties draw:textarea-horizontal-align="justify" draw:textarea-vertical-align="middle" draw:auto-grow-height="false" fo:min-height="1.368cm" fo:min-width="1.118cm"/>
    </style:style>
    <style:style style:name="gr3" style:family="graphic" style:parent-style-name="standard">
      <style:graphic-properties draw:textarea-horizontal-align="justify" draw:textarea-vertical-align="middle" draw:auto-grow-height="false" fo:min-height="0.893cm" fo:min-width="1.913cm"/>
    </style:style>
    <style:style style:name="gr4" style:family="graphic" style:parent-style-name="standard">
      <style:graphic-properties draw:fill="solid" draw:fill-color="#ff3333" draw:textarea-horizontal-align="justify" draw:textarea-vertical-align="middle" draw:auto-grow-height="false" fo:min-height="0.893cm" fo:min-width="2.294cm"/>
    </style:style>
    <style:style style:name="gr5" style:family="graphic" style:parent-style-name="standard">
      <style:graphic-properties draw:fill="solid" draw:fill-color="#66ffff" draw:textarea-horizontal-align="justify" draw:textarea-vertical-align="middle" draw:auto-grow-height="false" fo:min-height="0.893cm" fo:min-width="1.91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66ffff" draw:textarea-horizontal-align="justify" draw:textarea-vertical-align="middle" draw:auto-grow-height="false" fo:min-height="1.147cm" fo:min-width="11.184cm"/>
    </style:style>
    <style:style style:name="gr8" style:family="graphic" style:parent-style-name="standard">
      <style:graphic-properties draw:fill="solid" draw:fill-color="#729fcf" draw:textarea-horizontal-align="justify" draw:textarea-vertical-align="middle" draw:auto-grow-height="false" fo:min-height="1.147cm" fo:min-width="11.18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4" draw:id="id14" draw:layer="layout" svg:width="11.811cm" svg:height="9.779cm" svg:x="1.635cm" svg:y="1.8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.286cm" svg:height="2.286cm" svg:x="2.905cm" svg:y="3.205cm">
          <text:p text:style-name="P1">13×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2.286cm" svg:height="2.286cm" svg:x="9.459cm" svg:y="3.205cm">
          <text:p text:style-name="P1">101×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2.286cm" svg:height="2.286cm" svg:x="16.861cm" svg:y="3.205cm">
          <text:p text:style-name="P1">402×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2.286cm" svg:height="2.286cm" svg:x="2.905cm" svg:y="8.302cm">
          <text:p text:style-name="P1">13×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2.286cm" svg:height="2.286cm" svg:x="9.459cm" svg:y="8.302cm">
          <text:p text:style-name="P1">101×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2.286cm" svg:height="2.286cm" svg:x="16.861cm" svg:y="8.302cm">
          <text:p text:style-name="P1">402×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3" draw:id="id13" draw:layer="layout" svg:width="2.413cm" svg:height="1.143cm" svg:x="16.798cm" svg:y="11.414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2.794cm" svg:height="1.143cm" svg:x="2.651cm" svg:y="1.254cm">
          <text:p text:style-name="P1">Overflow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2.413cm" svg:height="1.143cm" svg:x="9.396cm" svg:y="11.287cm">
          <text:p text:style-name="P1">209</text:p>
          <draw:enhanced-geometry svg:viewBox="0 0 21600 21600" draw:type="rectangle" draw:enhanced-path="M 0 0 L 21600 0 21600 21600 0 21600 0 0 Z N"/>
        </draw:custom-shape>
        <draw:custom-shape draw:style-name="gr5" draw:text-style-name="P1" xml:id="id11" draw:id="id11" draw:layer="layout" svg:width="2.413cm" svg:height="1.143cm" svg:x="16.798cm" svg:y="6.334cm">
          <text:p text:style-name="P1">&lt;=273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6" draw:id="id6" draw:layer="layout" svg:width="2.413cm" svg:height="1.143cm" svg:x="9.396cm" svg:y="6.334cm">
          <text:p text:style-name="P1">&lt;=154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3" draw:id="id3" draw:layer="layout" svg:width="2.413cm" svg:height="1.143cm" svg:x="2.842cm" svg:y="6.334cm">
          <text:p text:style-name="P1">&lt;=20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9" draw:id="id9" draw:layer="layout" svg:width="2.413cm" svg:height="1.143cm" svg:x="16.798cm" svg:y="1.254cm">
          <text:p text:style-name="P1">1492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4.048cm" svg:y1="2.397cm" svg:x2="4.048cm" svg:y2="3.205cm" draw:start-shape="id1" draw:start-glue-point="2" draw:end-shape="id2" draw:end-glue-point="4" svg:d="M4048 2397v808" svg:viewBox="0 0 1 809">
          <text:p/>
        </draw:connector>
        <draw:connector draw:style-name="gr6" draw:text-style-name="P1" draw:layer="layout" svg:x1="4.048cm" svg:y1="5.491cm" svg:x2="4.048cm" svg:y2="6.334cm" draw:start-shape="id2" draw:start-glue-point="8" draw:end-shape="id3" draw:end-glue-point="0" svg:d="M4048 5491v843" svg:viewBox="0 0 1 844">
          <text:p/>
        </draw:connector>
        <draw:connector draw:style-name="gr6" draw:text-style-name="P1" draw:layer="layout" svg:x1="4.048cm" svg:y1="7.477cm" svg:x2="4.048cm" svg:y2="8.302cm" draw:start-shape="id3" draw:start-glue-point="2" draw:end-shape="id4" draw:end-glue-point="4" svg:d="M4048 7477v825" svg:viewBox="0 0 1 826">
          <text:p/>
        </draw:connector>
        <draw:connector draw:style-name="gr6" draw:text-style-name="P1" draw:layer="layout" svg:x1="10.602cm" svg:y1="5.491cm" svg:x2="10.602cm" svg:y2="6.334cm" draw:start-shape="id5" draw:start-glue-point="8" draw:end-shape="id6" draw:end-glue-point="0" svg:d="M10602 5491v843" svg:viewBox="0 0 1 844">
          <text:p/>
        </draw:connector>
        <draw:connector draw:style-name="gr6" draw:text-style-name="P1" draw:layer="layout" svg:x1="10.602cm" svg:y1="7.477cm" svg:x2="10.602cm" svg:y2="8.302cm" draw:start-shape="id6" draw:start-glue-point="2" draw:end-shape="id7" draw:end-glue-point="4" svg:d="M10602 7477v825" svg:viewBox="0 0 1 826">
          <text:p/>
        </draw:connector>
        <draw:connector draw:style-name="gr6" draw:text-style-name="P1" draw:layer="layout" svg:x1="10.602cm" svg:y1="11.287cm" svg:x2="10.602cm" svg:y2="10.588cm" draw:start-shape="id8" draw:start-glue-point="0" draw:end-shape="id7" draw:end-glue-point="8" svg:d="M10602 11287v-699" svg:viewBox="0 0 1 700">
          <text:p/>
        </draw:connector>
        <draw:connector draw:style-name="gr6" draw:text-style-name="P1" draw:layer="layout" svg:x1="18.004cm" svg:y1="2.397cm" svg:x2="18.004cm" svg:y2="3.205cm" draw:start-shape="id9" draw:start-glue-point="2" draw:end-shape="id10" draw:end-glue-point="4" svg:d="M18004 2397v808" svg:viewBox="0 0 1 809">
          <text:p/>
        </draw:connector>
        <draw:connector draw:style-name="gr6" draw:text-style-name="P1" draw:layer="layout" svg:x1="18.004cm" svg:y1="5.491cm" svg:x2="18.004cm" svg:y2="6.334cm" draw:start-shape="id10" draw:start-glue-point="8" draw:end-shape="id11" draw:end-glue-point="0" svg:d="M18004 5491v843" svg:viewBox="0 0 1 844">
          <text:p/>
        </draw:connector>
        <draw:connector draw:style-name="gr6" draw:text-style-name="P1" draw:layer="layout" svg:x1="18.004cm" svg:y1="7.477cm" svg:x2="18.004cm" svg:y2="8.302cm" draw:start-shape="id11" draw:start-glue-point="2" draw:end-shape="id12" draw:end-glue-point="4" svg:d="M18004 7477v825" svg:viewBox="0 0 1 826">
          <text:p/>
        </draw:connector>
        <draw:connector draw:style-name="gr6" draw:text-style-name="P1" draw:layer="layout" svg:x1="18.004cm" svg:y1="11.414cm" svg:x2="18.004cm" svg:y2="10.588cm" draw:start-shape="id13" draw:start-glue-point="0" draw:end-shape="id12" draw:end-glue-point="8" svg:d="M18004 11414v-826" svg:viewBox="0 0 1 827">
          <text:p/>
        </draw:connector>
        <draw:connector draw:style-name="gr6" draw:text-style-name="P1" draw:layer="layout" svg:x1="13.446cm" svg:y1="6.778cm" svg:x2="16.798cm" svg:y2="1.825cm" draw:start-shape="id14" draw:start-glue-point="1" draw:end-shape="id9" draw:end-glue-point="3" svg:d="M13446 6778h1675v-4953h1677" svg:viewBox="0 0 3353 4954">
          <text:p/>
        </draw:connector>
        <draw:connector draw:style-name="gr6" draw:text-style-name="P1" draw:layer="layout" svg:x1="13.446cm" svg:y1="6.778cm" svg:x2="16.798cm" svg:y2="11.985cm" draw:start-shape="id14" draw:start-glue-point="1" draw:end-shape="id13" draw:end-glue-point="3" svg:d="M13446 6778h1675v5207h1677" svg:viewBox="0 0 3353 5208">
          <text:p/>
        </draw:connector>
        <draw:connector draw:style-name="gr6" draw:text-style-name="P1" draw:layer="layout" svg:x1="7.54cm" svg:y1="11.668cm" svg:x2="10.602cm" svg:y2="12.43cm" draw:start-shape="id14" draw:start-glue-point="2" draw:end-shape="id8" draw:end-glue-point="2" svg:d="M7540 11668v1262h3062v-500" svg:viewBox="0 0 3063 1263">
          <text:p/>
        </draw:connector>
        <draw:custom-shape draw:style-name="gr7" draw:text-style-name="P1" draw:layer="layout" svg:width="11.684cm" svg:height="1.397cm" svg:x="2.27cm" svg:y="15.351cm">
          <text:p text:style-name="P1">Upgrade gain if at max. integration time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1.684cm" svg:height="1.397cm" svg:x="2.27cm" svg:y="17.256cm">
          <text:p text:style-name="P1">Calculate value as if setting was 13×1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20:52:42.853853277</meta:creation-date>
    <dc:date>2016-09-08T14:52:16.238209769</dc:date>
    <meta:editing-duration>PT34M30S</meta:editing-duration>
    <meta:editing-cycles>6</meta:editing-cycles>
    <meta:generator>LibreOffice/4.3.3.2$Linux_X86_64 LibreOffice_project/430m0$Build-2</meta:generator>
    <meta:document-statistic meta:object-count="29"/>
  </office:meta>
</office:document-meta>
</file>